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30pt" style:font-size-asian="30pt" style:font-size-complex="30pt"/>
    </style:style>
    <style:style style:name="P2" style:family="paragraph" style:parent-style-name="Standard">
      <style:text-properties fo:color="#282828" fo:font-size="13.5pt" style:font-size-asian="13.5pt" style:font-size-complex="13.5pt" fo:background-color="#ffffff"/>
    </style:style>
    <style:style style:name="P3" style:family="paragraph" style:parent-style-name="Standard">
      <style:text-properties fo:color="#282828" fo:font-size="12pt" style:font-size-asian="12pt" style:font-size-complex="12pt" fo:background-color="#ffffff"/>
    </style:style>
    <style:style style:name="P4" style:family="paragraph" style:parent-style-name="Standard">
      <loext:graphic-properties draw:fill="solid" draw:fill-color="#fffffe"/>
      <style:paragraph-properties fo:line-height="133%" fo:background-color="#fffff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282828" fo:font-size="13.5pt" style:font-size-asian="13.5pt" style:font-size-complex="13.5pt" fo:background-color="#ffffff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cc0000" fo:font-size="13.5pt" style:font-size-asian="13.5pt" style:font-size-complex="13.5pt" fo:background-color="#ffffff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282828" fo:font-size="13.5pt" style:font-size-asian="13.5pt" style:font-size-complex="13.5pt" fo:background-color="#ffffff"/>
    </style:style>
    <style:style style:name="P10" style:family="paragraph" style:parent-style-name="Standard">
      <loext:graphic-properties draw:fill="solid" draw:fill-color="#fffffe"/>
      <style:paragraph-properties fo:margin-left="0.5in" fo:margin-right="0in" fo:line-height="133%" fo:text-indent="0in" style:auto-text-indent="false" fo:background-color="#fffffe"/>
      <style:text-properties fo:color="#282828" style:font-name="Courier New" fo:font-size="9pt" style:font-name-asian="Courier New1" style:font-size-asian="9pt" style:font-name-complex="Courier New1" style:font-size-complex="9pt" fo:background-color="#ffffff"/>
    </style:style>
    <style:style style:name="P11" style:family="paragraph" style:parent-style-name="Standard">
      <loext:graphic-properties draw:fill="solid" draw:fill-color="#fffffe"/>
      <style:paragraph-properties fo:margin-left="0.5in" fo:margin-right="0in" fo:line-height="133%" fo:text-indent="0in" style:auto-text-indent="false" fo:background-color="#fffffe"/>
    </style:style>
    <style:style style:name="P12" style:family="paragraph" style:parent-style-name="Standard" style:master-page-name="Standard">
      <style:paragraph-properties style:page-number="1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282828" fo:font-size="13.5pt" style:font-size-asian="13.5pt" style:font-size-complex="13.5pt" fo:background-color="#ffffff"/>
    </style:style>
    <style:style style:name="T4" style:family="text">
      <style:text-properties fo:color="#282828" fo:font-size="13.5pt" style:text-underline-style="none" style:font-size-asian="13.5pt" style:font-size-complex="13.5pt" fo:background-color="#ffffff"/>
    </style:style>
    <style:style style:name="T5" style:family="text">
      <style:text-properties fo:color="#282828" style:font-name="Courier New" fo:font-size="9pt" style:font-name-asian="Courier New1" style:font-size-asian="9pt" style:font-name-complex="Courier New1" style:font-size-complex="9pt" fo:background-color="#ffffff"/>
    </style:style>
    <style:style style:name="T6" style:family="text">
      <style:text-properties fo:color="#1155cc" fo:font-size="13.5pt" style:text-underline-style="solid" style:text-underline-width="auto" style:text-underline-color="font-color" style:font-size-asian="13.5pt" style:font-size-complex="13.5pt" fo:background-color="#ffffff"/>
    </style:style>
    <style:style style:name="T7" style:family="text">
      <style:text-properties fo:color="#1155cc" fo:font-size="13.5pt" style:font-size-asian="13.5pt" style:font-size-complex="13.5pt" fo:background-color="#ffffff"/>
    </style:style>
    <style:style style:name="T8" style:family="text">
      <style:text-properties fo:color="#1155cc" fo:font-size="12pt" style:font-size-asian="12pt" style:font-size-complex="12pt" fo:background-color="#ffffff"/>
    </style:style>
    <style:style style:name="T9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10" style:family="text">
      <style:text-properties fo:color="#1155cc" fo:font-size="10pt" style:font-size-asian="10pt" style:font-size-complex="10pt" fo:background-color="#ffffff"/>
    </style:style>
    <style:style style:name="T11" style:family="text">
      <style:text-properties fo:font-size="13.5pt" style:font-size-asian="13.5pt" style:font-size-complex="13.5pt" fo:background-color="#ffffff"/>
    </style:style>
    <style:style style:name="T12" style:family="text">
      <style:text-properties fo:color="#0000ff" fo:font-size="13.5pt" style:font-size-asian="13.5pt" style:font-size-complex="13.5pt" fo:background-color="#ffffff"/>
    </style:style>
    <style:style style:name="T13" style:family="text">
      <style:text-properties fo:color="#cc0000" style:font-name="Courier New" fo:font-size="9pt" style:font-name-asian="Courier New1" style:font-size-asian="9pt" style:font-name-complex="Courier New1" style:font-size-complex="9pt" fo:background-color="#ffffff"/>
    </style:style>
    <style:style style:name="T14" style:family="text">
      <style:text-properties fo:color="#a31515" style:font-name="Courier New" fo:font-size="9pt" style:font-name-asian="Courier New1" style:font-size-asian="9pt" style:font-name-complex="Courier New1" style:font-size-complex="9pt" fo:background-color="#ffffff"/>
    </style:style>
    <style:style style:name="T15" style:family="text">
      <style:text-properties fo:color="#09885a" style:font-name="Courier New" fo:font-size="9pt" style:font-name-asian="Courier New1" style:font-size-asian="9pt" style:font-name-complex="Courier New1" style:font-size-complex="9pt" fo:background-color="#ffffff"/>
    </style:style>
    <style:style style:name="T16" style:family="text">
      <style:text-properties fo:color="#0451a5" style:font-name="Courier New" fo:font-size="9pt" style:font-name-asian="Courier New1" style:font-size-asian="9pt" style:font-name-complex="Courier New1" style:font-size-complex="9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s text:c="16"/>Bitcoin API</text:span></text:p>
      <text:p text:style-name="P1"/>
      <text:p text:style-name="Standard"><text:span text:style-name="T2">For CryptoBiz.Exchange-Website</text:span></text:p>
      <text:p text:style-name="Standard"/>
      <text:p text:style-name="Standard">Base URL:-<text:span text:style-name="T3"> </text:span><text:a xlink:type="simple" xlink:href="http://182.73.7.201:3000/btc/" text:style-name="ListLabel_20_10" text:visited-style-name="ListLabel_20_10"><text:span text:style-name="T6">http://182.73.7.201:3000/btc/</text:span></text:a></text:p>
      <text:p text:style-name="P2"/>
      <text:list xml:id="list4152346812" text:style-name="WWNum1">
        <text:list-item>
          <text:p text:style-name="P5"><text:span text:style-name="T3">Api for create Address</text:span></text:p>
        </text:list-item>
      </text:list>
      <text:p text:style-name="P7"/>
      <text:p text:style-name="P6"><text:span text:style-name="T3"><text:s text:c="5"/>URL :- </text:span><text:span text:style-name="T8">http://182.73.7.201:3000/btc/address/neetesh</text:span><text:span text:style-name="T7"> <text:s/></text:span><text:span text:style-name="T3"><text:s text:c="7"/></text:span></text:p>
      <text:p text:style-name="P6"><text:span text:style-name="T3"><text:s text:c="5"/>Method :- GET</text:span></text:p>
      <text:p text:style-name="P6"><text:span text:style-name="T3"><text:s text:c="5"/>Res :-</text:span></text:p>
      <text:p text:style-name="P6"><text:span text:style-name="T3"><text:s text:c="3"/></text:span><text:span text:style-name="T11"><text:s/></text:span><text:span text:style-name="T12"><text:s/></text:span><text:span text:style-name="T13">{</text:span></text:p>
      <text:p text:style-name="P4"><text:span text:style-name="T13"><text:s text:c="3"/></text:span><text:span text:style-name="T14">"code"</text:span><text:span text:style-name="T13">: </text:span><text:span text:style-name="T15">200</text:span><text:span text:style-name="T13">,</text:span></text:p>
      <text:p text:style-name="P4"><text:span text:style-name="T13"><text:s text:c="3"/></text:span><text:span text:style-name="T14">"address"</text:span><text:span text:style-name="T13">: </text:span><text:span text:style-name="T16">"2NCgDdnj4hTdELtEqXNgYr9x69n671toBiX"</text:span></text:p>
      <text:p text:style-name="P4"><text:span text:style-name="T13"><text:s text:c="4"/>}</text:span></text:p>
      <text:p text:style-name="P8"/>
      <text:p text:style-name="P7"/>
      <text:list xml:id="list24542789258585" text:continue-numbering="true" text:style-name="WWNum1">
        <text:list-item>
          <text:p text:style-name="P5"><text:span text:style-name="T3">Api for balance</text:span></text:p>
        </text:list-item>
      </text:list>
      <text:p text:style-name="P9"/>
      <text:p text:style-name="P6"><text:span text:style-name="T3"><text:s text:c="5"/>URL:- </text:span><text:a xlink:type="simple" xlink:href="http://182.73.7.201:3000/btc/balance/neetesh" text:style-name="ListLabel_20_11" text:visited-style-name="ListLabel_20_11"><text:span text:style-name="T9">http://182.73.7.201:3000/btc/balance/neetesh</text:span></text:a></text:p>
      <text:p text:style-name="Standard"><text:soft-page-break/><text:span text:style-name="T3"><text:s text:c="5"/>Method :- GET</text:span></text:p>
      <text:p text:style-name="Standard"><text:span text:style-name="T3"><text:s text:c="5"/>Res :-</text:span></text:p>
      <text:p text:style-name="P4"><text:span text:style-name="T5"><text:s text:c="3"/>{</text:span></text:p>
      <text:p text:style-name="P4"><text:span text:style-name="T5"><text:s text:c="3"/></text:span><text:span text:style-name="T14">"code"</text:span><text:span text:style-name="T5">: </text:span><text:span text:style-name="T15">200</text:span><text:span text:style-name="T5">,</text:span></text:p>
      <text:p text:style-name="P4"><text:span text:style-name="T5"><text:s text:c="3"/></text:span><text:span text:style-name="T14">"balance"</text:span><text:span text:style-name="T5">: </text:span><text:span text:style-name="T15">0.10344777</text:span></text:p>
      <text:p text:style-name="P4"><text:span text:style-name="T5"><text:s text:c="3"/>}</text:span></text:p>
      <text:p text:style-name="P3"/>
      <text:list xml:id="list24543595400006" text:continue-numbering="true" text:style-name="WWNum1">
        <text:list-item>
          <text:p text:style-name="P5"><text:span text:style-name="T3">Api for balance by address</text:span></text:p>
        </text:list-item>
      </text:list>
      <text:p text:style-name="P9"/>
      <text:p text:style-name="Standard"><text:span text:style-name="T3"><text:s text:c="5"/>URL:-</text:span><text:span text:style-name="T7"> </text:span><text:span text:style-name="T10">http://182.73.7.201:3000/btc/addr_balance/2NBB7A8YFuFCF6LJk56uvozzH7ow1LWRbPU</text:span></text:p>
      <text:p text:style-name="Standard"><text:span text:style-name="T3"><text:s text:c="5"/>Method :- GET</text:span></text:p>
      <text:p text:style-name="Standard"><text:span text:style-name="T3"><text:s text:c="5"/>Res :-</text:span></text:p>
      <text:p text:style-name="P4"><text:span text:style-name="T5"><text:s text:c="3"/>{</text:span></text:p>
      <text:p text:style-name="P4"><text:span text:style-name="T5"><text:s text:c="3"/></text:span><text:span text:style-name="T14">"code"</text:span><text:span text:style-name="T5">: </text:span><text:span text:style-name="T15">200</text:span><text:span text:style-name="T5">,</text:span></text:p>
      <text:p text:style-name="P4"><text:span text:style-name="T5"><text:s text:c="3"/></text:span><text:span text:style-name="T14">"message"</text:span><text:span text:style-name="T5">: </text:span><text:span text:style-name="T16">"Success"</text:span><text:span text:style-name="T5">,</text:span></text:p>
      <text:p text:style-name="P4"><text:span text:style-name="T5"><text:s text:c="3"/></text:span><text:span text:style-name="T14">"balance"</text:span><text:span text:style-name="T5">: </text:span><text:span text:style-name="T15">0</text:span></text:p>
      <text:p text:style-name="P4"><text:span text:style-name="T5"><text:s text:c="3"/>}</text:span></text:p>
      <text:p text:style-name="P2"/>
      <text:list xml:id="list24543427449148" text:continue-numbering="true" text:style-name="WWNum1">
        <text:list-item>
          <text:p text:style-name="P5"><text:span text:style-name="T3">Api for deposit</text:span></text:p>
        </text:list-item>
      </text:list>
      <text:p text:style-name="P9"/>
      <text:p text:style-name="Standard"><text:span text:style-name="T3"><text:s text:c="5"/>URL:-</text:span><text:span text:style-name="T8">http://182.73.7.201:3000/btc/deposits/neetesh</text:span></text:p>
      <text:p text:style-name="Standard"><text:soft-page-break/><text:span text:style-name="T3"><text:s text:c="5"/>Method :- GET</text:span></text:p>
      <text:p text:style-name="Standard"><text:span text:style-name="T3"><text:s text:c="5"/>Res :-</text:span></text:p>
      <text:p text:style-name="P4"><text:span text:style-name="T5"><text:s text:c="3"/>[</text:span></text:p>
      <text:p text:style-name="P4"><text:span text:style-name="T5"><text:s text:c="6"/>{</text:span></text:p>
      <text:p text:style-name="P4"><text:span text:style-name="T5"><text:s text:c="7"/></text:span><text:span text:style-name="T14">"txid"</text:span><text:span text:style-name="T5">: </text:span><text:span text:style-name="T16">"b684c95b8646450fe0e9c4e083992bf408ea5b3624ecd4cb9e486f0e5c11b858"</text:span><text:span text:style-name="T5">,</text:span></text:p>
      <text:p text:style-name="P4"><text:span text:style-name="T5"><text:s text:c="7"/></text:span><text:span text:style-name="T14">"amount"</text:span><text:span text:style-name="T5">: </text:span><text:span text:style-name="T15">0.0015</text:span><text:span text:style-name="T5">,</text:span></text:p>
      <text:p text:style-name="P4"><text:span text:style-name="T5"><text:s text:c="7"/></text:span><text:span text:style-name="T14">"confirmations"</text:span><text:span text:style-name="T5">: </text:span><text:span text:style-name="T15">162</text:span><text:span text:style-name="T5">,</text:span></text:p>
      <text:p text:style-name="P4"><text:span text:style-name="T5"><text:s text:c="7"/></text:span><text:span text:style-name="T14">"address"</text:span><text:span text:style-name="T5">: </text:span><text:span text:style-name="T16">"2NBB7A8YFuFCF6LJk56uvozzH7ow1LWRbPU"</text:span></text:p>
      <text:p text:style-name="P4"><text:span text:style-name="T5"><text:s text:c="5"/>},</text:span></text:p>
      <text:p text:style-name="P4"><text:span text:style-name="T5"><text:s text:c="5"/>{</text:span></text:p>
      <text:p text:style-name="P4"><text:span text:style-name="T5"><text:s text:c="7"/></text:span><text:span text:style-name="T14">"txid"</text:span><text:span text:style-name="T5">: </text:span><text:span text:style-name="T16">"7bc78bd17865357de718313128d8e11073ed8e10d903e3b640320774f55e050e"</text:span><text:span text:style-name="T5">,</text:span></text:p>
      <text:p text:style-name="P4"><text:span text:style-name="T5"><text:s text:c="7"/></text:span><text:span text:style-name="T14">"amount"</text:span><text:span text:style-name="T5">: </text:span><text:span text:style-name="T15">0.10344777</text:span><text:span text:style-name="T5">,</text:span></text:p>
      <text:p text:style-name="P4"><text:span text:style-name="T5"><text:s text:c="7"/></text:span><text:span text:style-name="T14">"confirmations"</text:span><text:span text:style-name="T5">: </text:span><text:span text:style-name="T15">150</text:span><text:span text:style-name="T5">,</text:span></text:p>
      <text:p text:style-name="P4"><text:span text:style-name="T5"><text:s text:c="7"/></text:span><text:span text:style-name="T14">"address"</text:span><text:span text:style-name="T5">: </text:span><text:span text:style-name="T16">"2N2R93NRYVmV4KPSiiuMJqkssGsTV4uR9yw"</text:span></text:p>
      <text:p text:style-name="P4"><text:span text:style-name="T5"><text:s text:c="5"/>}</text:span></text:p>
      <text:p text:style-name="P4"><text:span text:style-name="T5"><text:s text:c="3"/>]</text:span></text:p>
      <text:p text:style-name="P2"/>
      <text:list xml:id="list24541822476986" text:continue-numbering="true" text:style-name="WWNum1">
        <text:list-item>
          <text:p text:style-name="P5"><text:span text:style-name="T3">Api for transfer</text:span></text:p>
        </text:list-item>
      </text:list>
      <text:p text:style-name="P9"/>
      <text:p text:style-name="P6"><text:span text:style-name="T3"><text:s text:c="9"/>URL:-</text:span><text:span text:style-name="T8">http://182.73.7.201:3000/btc/withdraw</text:span></text:p>
      <text:p text:style-name="Standard"><text:span text:style-name="T3"><text:s text:c="9"/>Method :- POST</text:span></text:p>
      <text:p text:style-name="Standard"><text:soft-page-break/><text:span text:style-name="T3"><text:s text:c="10"/>Req:-</text:span></text:p>
      <text:p text:style-name="Standard"><text:span text:style-name="T3"><text:s text:c="10"/>{</text:span></text:p>
      <text:p text:style-name="Standard"><text:span text:style-name="T3"><text:tab/>"SendFrom":"2N2MK7R7DWLwxJ2zJmv7La9mpWMCZJrGk8Q",</text:span></text:p>
      <text:p text:style-name="Standard"><text:span text:style-name="T3"><text:tab/>"SendTo":"2NCgDdnj4hTdELtEqXNgYr9x69n671toBiX" </text:span></text:p>
      <text:p text:style-name="Standard"><text:span text:style-name="T3"><text:s text:c="10"/>}</text:span></text:p>
      <text:p text:style-name="P2"/>
      <text:p text:style-name="Standard"><text:span text:style-name="T3"><text:s text:c="9"/>Res:-</text:span></text:p>
      <text:p text:style-name="P4"><text:span text:style-name="T5"><text:s text:c="6"/>{</text:span></text:p>
      <text:p text:style-name="P4"><text:span text:style-name="T5"><text:s text:c="8"/></text:span><text:span text:style-name="T14">"code"</text:span><text:span text:style-name="T5">: </text:span><text:span text:style-name="T15">200</text:span><text:span text:style-name="T5">,</text:span></text:p>
      <text:p text:style-name="P4"><text:span text:style-name="T5"><text:s text:c="8"/></text:span><text:span text:style-name="T14">"tx-hash"</text:span><text:span text:style-name="T5">: </text:span><text:span text:style-name="T16">"2d5b1d82fe584e1893d7a47bff551d9c3ee823168db316ab6bfecbd7f767d981"</text:span><text:span text:style-name="T5">,</text:span></text:p>
      <text:p text:style-name="P4"><text:span text:style-name="T5"><text:s text:c="8"/></text:span><text:span text:style-name="T14">"fee"</text:span><text:span text:style-name="T5">: </text:span><text:span text:style-name="T15">0.00000227</text:span><text:span text:style-name="T5">,</text:span></text:p>
      <text:p text:style-name="P4"><text:span text:style-name="T5"><text:s text:c="8"/></text:span><text:span text:style-name="T14">"sent-amount"</text:span><text:span text:style-name="T5">: </text:span><text:span text:style-name="T15">0.00001</text:span></text:p>
      <text:p text:style-name="P4"><text:span text:style-name="T5"><text:s text:c="6"/>}</text:span></text:p>
      <text:p text:style-name="P2"/>
      <text:p text:style-name="P2"/>
      <text:list xml:id="list24543747674137" text:continue-numbering="true" text:style-name="WWNum1">
        <text:list-item>
          <text:p text:style-name="P5"><text:span text:style-name="T3">Api for withdraw</text:span></text:p>
        </text:list-item>
      </text:list>
      <text:p text:style-name="P9"/>
      <text:p text:style-name="Standard"><text:span text:style-name="T3"><text:s text:c="5"/>URL:-</text:span><text:span text:style-name="T8">http://182.73.7.201:3000/btc/multipleWithdraw</text:span></text:p>
      <text:p text:style-name="Standard"><text:span text:style-name="T3"><text:s text:c="5"/>Method :- POST</text:span></text:p>
      <text:p text:style-name="Standard"><text:span text:style-name="T3"><text:s text:c="5"/>Req :-</text:span></text:p>
      <text:p text:style-name="Standard"><text:span text:style-name="T3"><text:s/></text:span></text:p>
      <text:p text:style-name="Standard"><text:soft-page-break/><text:span text:style-name="T3"><text:s text:c="5"/>{</text:span></text:p>
      <text:p text:style-name="Standard"><text:span text:style-name="T3"><text:s text:c="10"/>"SendFrom":"2N2MK7R7DWLwxJ2zJmv7La9mpWMCZJrGk8Q",</text:span></text:p>
      <text:p text:style-name="Standard"><text:span text:style-name="T3"><text:tab/>"SendTo":"2NCgDdnj4hTdELtEqXNgYr9x69n671toBiX",</text:span></text:p>
      <text:p text:style-name="Standard"><text:span text:style-name="T3"><text:tab/>"ChangeAddress":"2NCgDdnj4hTdELtEqXNgYr9x69n671toBiX",</text:span></text:p>
      <text:p text:style-name="Standard"><text:span text:style-name="T3"><text:tab/>"AmountToTransfer":0.00001</text:span></text:p>
      <text:p text:style-name="Standard"><text:span text:style-name="T3"><text:s text:c="5"/>}</text:span></text:p>
      <text:p text:style-name="P2"/>
      <text:p text:style-name="P7"/>
      <text:p text:style-name="P6"><text:span text:style-name="T3"><text:s text:c="5"/>Res:-</text:span></text:p>
      <text:p text:style-name="P11"><text:span text:style-name="T5">{</text:span></text:p>
      <text:p text:style-name="P11"><text:span text:style-name="T5"><text:s text:c="3"/></text:span><text:span text:style-name="T14">"code"</text:span><text:span text:style-name="T5">: </text:span><text:span text:style-name="T15">500</text:span><text:span text:style-name="T5">,</text:span></text:p>
      <text:p text:style-name="P11"><text:span text:style-name="T5"><text:s text:c="3"/></text:span><text:span text:style-name="T14">"message"</text:span><text:span text:style-name="T5">: </text:span><text:span text:style-name="T16">"Insufficient Funds!"</text:span></text:p>
      <text:p text:style-name="P11"><text:span text:style-name="T5">}</text:span></text:p>
      <text:p text:style-name="P10"/>
      <text:p text:style-name="P10"/>
      <text:list xml:id="list24542574331000" text:continue-numbering="true" text:style-name="WWNum1">
        <text:list-item>
          <text:p text:style-name="P5"><text:span text:style-name="T3">Api for multiple Withdraw</text:span></text:p>
        </text:list-item>
      </text:list>
      <text:p text:style-name="P9"/>
      <text:p text:style-name="Standard"><text:span text:style-name="T3"><text:s text:c="5"/>URL :- </text:span><text:span text:style-name="T8">http://182.73.7.201:3000/btc/multipleWithdraw</text:span></text:p>
      <text:p text:style-name="Standard"><text:span text:style-name="T3"><text:s text:c="5"/>Method :- POST</text:span></text:p>
      <text:p text:style-name="Standard"><text:span text:style-name="T3"><text:s text:c="5"/>Req :-</text:span></text:p>
      <text:p text:style-name="Standard"><text:span text:style-name="T3"><text:s text:c="5"/>{</text:span></text:p>
      <text:p text:style-name="Standard"><text:soft-page-break/><text:span text:style-name="T3"><text:s text:c="9"/>"SendFrom":"2N9FhzxxmrEZi8zzJ8aeYxjnMfkzcjvXgFs",</text:span></text:p>
      <text:p text:style-name="Standard"><text:span text:style-name="T3"><text:s text:c="4"/></text:span></text:p>
      <text:p text:style-name="Standard"><text:span text:style-name="T3"><text:s text:c="9"/>"ChangeAddress":"2N9FhzxxmrEZi8zzJ8aeYxjnMfkzcjvXgFs",</text:span></text:p>
      <text:p text:style-name="Standard"><text:span text:style-name="T3"><text:s text:c="3"/></text:span></text:p>
      <text:p text:style-name="Standard"><text:span text:style-name="T3"><text:s text:c="9"/>"destinations":</text:span></text:p>
      <text:p text:style-name="Standard"><text:span text:style-name="T3">[</text:span></text:p>
      <text:p text:style-name="Standard"><text:span text:style-name="T3"><text:s text:c="2"/><text:tab/>{ <text:s text:c="2"/>"address":"2NCgDdnj4hTdELtEqXNgYr9x69n671toBiX" <text:s text:c="2"/>, <text:s text:c="10"/>"amount":0.00001 <text:s text:c="2"/><text:tab/>},</text:span></text:p>
      <text:p text:style-name="Standard"><text:span text:style-name="T3"><text:s text:c="2"/><text:tab/>{ <text:s text:c="2"/>"address":"2N2MK7R7DWLwxJ2zJmv7La9mpWMCZJrGk8Q" <text:s text:c="2"/>, <text:s text:c="2"/>"amount":0.00001 <text:s text:c="2"/><text:tab/>}</text:span></text:p>
      <text:p text:style-name="Standard"><text:span text:style-name="T3"><text:tab/> </text:span></text:p>
      <text:p text:style-name="Standard"><text:span text:style-name="T3"><text:s text:c="2"/>]</text:span></text:p>
      <text:p text:style-name="Standard"><text:span text:style-name="T3"><text:s text:c="2"/>}</text:span></text:p>
      <text:p text:style-name="P2"/>
      <text:p text:style-name="Standard"><text:span text:style-name="T3">Res:-</text:span></text:p>
      <text:p text:style-name="P4"><text:span text:style-name="T5">{</text:span></text:p>
      <text:p text:style-name="P4"><text:span text:style-name="T5"><text:s text:c="3"/></text:span><text:span text:style-name="T14">"code"</text:span><text:span text:style-name="T5">: </text:span><text:span text:style-name="T15">500</text:span><text:span text:style-name="T5">,</text:span></text:p>
      <text:p text:style-name="P4"><text:span text:style-name="T5"><text:s text:c="3"/></text:span><text:span text:style-name="T14">"message"</text:span><text:span text:style-name="T5">: </text:span><text:span text:style-name="T16">"Insufficient Funds!"</text:span></text:p>
      <text:p text:style-name="P4"><text:span text:style-name="T5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3.5pt" style:text-underline-style="solid" style:text-underline-width="auto" style:text-underline-color="font-color" style:font-size-asian="13.5pt" style:font-size-complex="13.5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8" meta:word-count="182" meta:character-count="2459" meta:non-whitespace-character-count="1916"/>
    <meta:generator>LibreOfficeDev/6.0.5.2$Linux_X86_64 LibreOffice_project/</meta:generator>
  </office:meta>
</office:document-meta>
</file>